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8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7*7</text:p>
          </table:table-cell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/>
        </table:table-row>
        <table:table-row table:style-name="ro1">
          <table:table-cell table:style-name="ce3"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[ 7 , 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st [ 7 , 7, <text:s/>7 ] 0,01 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[ 8 , 8, <text:s/>8 ]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[ 10 , 10, <text:s/>10 ]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[ 5 , 5, <text:s/>5, <text:s/>5 ]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[ 7 , 7, <text:s/>7, <text:s/>7 ]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[ 10 , 10, <text:s/>10, <text:s/>10 ]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[ 3 , 3, <text:s/>3, <text:s/>3, <text:s/>3 ]</text:p>
          </table:table-cell>
          <table:table-cell table:number-columns-repeated="5"/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table:number-columns-repeated="5"/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office:value-type="string" calcext:value-type="string">
            <text:p>[ 7 , 7, <text:s/>7, <text:s/>7, <text:s/>7 ]</text:p>
          </table:table-cell>
          <table:table-cell table:number-columns-repeated="5"/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office:value-type="string" calcext:value-type="string">
            <text:p>[ 9 , 9, <text:s/>9, <text:s/>9, <text:s/>9 ]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[ 5 , 5, <text:s/>5, <text:s/>5, <text:s/>5, 5 <text:s/>]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[ 7 , 7, <text:s/>7, <text:s/>7, <text:s/>7, 7 <text:s/>]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ce4" table:number-columns-repeated="6"/>
        </table:table-row>
        <table:table-row table:style-name="ro1">
          <table:table-cell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18T11:26:43.275530888</dc:date>
    <meta:editing-duration>PT38M26S</meta:editing-duration>
    <meta:editing-cycles>2</meta:editing-cycles>
    <meta:generator>LibreOffice/5.2.7.2$Linux_X86_64 LibreOffice_project/20m0$Build-2</meta:generator>
    <meta:document-statistic meta:table-count="1" meta:cell-count="33" meta:object-count="0"/>
  </office:meta>
</office:document-meta>
</file>